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20.81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/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Priority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TODO-Publication 1" table:style-name="ta1"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Sub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Effor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Simulation - sanity test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Design a minimal set of elementary problems that should convince us that the measure work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Time-uncorrelated signal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LPF – Sub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ise – Corr</text:p>
          </table:table-cell>
          <table:table-cell table:style-name="Default"/>
          <table:table-cell table:number-columns-repeated="2"/>
          <table:table-cell office:value-type="string" calcext:value-type="string">
            <text:p>??? Ask Yaro what is the typical slow component in the signal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Pure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 bunch of nodes connected sequentially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S – LPF – Sub</text:p>
          </table:table-cell>
          <table:table-cell table:style-name="Default"/>
          <table:table-cell table:number-columns-repeated="2"/>
          <table:table-cell office:value-type="string" calcext:value-type="string">
            <text:p>Introduce lag between nodes. LPF-SUB their signals. Then noise-propagation should not be visibl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rial-resample</text:p>
          </table:table-cell>
          <table:table-cell table:style-name="Default"/>
          <table:table-cell table:number-columns-repeated="2"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?? - DynConn</text:p>
          </table:table-cell>
          <table:table-cell table:style-name="Default"/>
          <table:table-cell table:number-columns-repeated="2"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Analysis – cod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DTxl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IfTy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Install, verify works on sanity-check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rossCor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ossSpear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table:style-name="Default" office:value-type="string" calcext:value-type="string">
            <text:p>Impl, verify works (or fails) on sanity-checks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eanField</text:p>
          </table:table-cell>
          <table:table-cell table:number-columns-repeated="3"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Kuramoto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esoscopic</text:p>
          </table:table-cell>
          <table:table-cell table:number-columns-repeated="3"/>
          <table:table-cell office:value-type="string" calcext:value-type="string">
            <text:p>Summary of single region publications (e.g. Brunel), and multi-region.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Model – </text:span>Multiregion</text:p>
          </table:table-cell>
          <table:table-cell table:number-columns-repeated="3"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Analysis – TE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<text:span text:style-name="T1">Understand what are known potential</text:span> limits/pitfalls of TE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FuncConn – Biological</text:p>
          </table:table-cell>
          <table:table-cell table:number-columns-repeated="3"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Simulation – fina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table:number-columns-repeated="3"/>
          <table:table-cell table:style-name="ce29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/>
          <table:table-cell table:style-name="ce22"/>
          <table:table-cell table:style-name="ce23" office:value-type="string" calcext:value-type="string">
            <text:p>Imp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input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Lag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lag between connected regions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* Param: N-timescale, PSD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Synch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What adequate synchronization constant should I choose?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table:style-name="ce12" office:value-type="string" calcext:value-type="string">
            <text:p><text:span text:style-name="T1">* </text:span>Param: “true” FC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Run model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Generate brain-like activity for several connectivity matrice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 office:value-type="string" calcext:value-type="string">
            <text:p>Compute model TE</text:p>
          </table:table-cell>
          <table:table-cell table:style-name="ce23"/>
          <table:table-cell table:style-name="ce28" table:number-columns-repeated="2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7"/>
        </table:table-row>
        <table:table-row table:style-name="ro1">
          <table:table-cell/>
          <table:table-cell table:style-name="ce22"/>
          <table:table-cell/>
          <table:table-cell table:style-name="ce23"/>
          <table:table-cell table:style-name="ce28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al Data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Read Yaro</text:p>
          </table:table-cell>
          <table:table-cell table:style-name="ce26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Ensure I can read it with python and Matla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nalysis all methods</text:p>
          </table:table-cell>
          <table:table-cell table:number-columns-repeated="3"/>
          <table:table-cell office:value-type="string" calcext:value-type="string">
            <text:p>??? Ask what is a good minimal comparison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erify NIfTy</text:p>
          </table:table-cell>
          <table:table-cell table:style-name="Default"/>
          <table:table-cell table:number-columns-repeated="2"/>
          <table:table-cell office:value-type="string" calcext:value-type="string">
            <text:p>Check we get same result as Yaro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3"/>
          <table:table-cell table:style-name="ce28" table:number-columns-repeated="3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 table:number-columns-spanned="6" table:number-rows-spanned="1">
            <text:p>Extensions</text:p>
          </table:table-cell>
          <table:covered-table-cell table:number-columns-repeated="2" table:style-name="ce30"/>
          <table:covered-table-cell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rameter stability analysis</text:p>
          </table:table-cell>
          <table:table-cell table:number-columns-repeated="4"/>
          <table:table-cell office:value-type="string" calcext:value-type="string">
            <text:p>What parameters should I sweep to be “good enough” for this publication, if any?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 table:number-columns-spanned="6" table:number-rows-spanned="1">
            <text:p>Email people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tricia – IDTx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est_idtxl_wrapper.py</text:p>
          </table:table-cell>
          <table:table-cell table:number-columns-repeated="3"/>
          <table:table-cell office:value-type="string" calcext:value-type="string">
            <text:p>For shifts MultivariateTE predicts only 1 strong info flow. Why?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1:09:13.552646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1-30T15:22:14.537222248</dc:date>
    <meta:editing-duration>PT7H58M58S</meta:editing-duration>
    <meta:editing-cycles>20</meta:editing-cycles>
    <meta:generator>LibreOffice/6.0.7.3$Linux_X86_64 LibreOffice_project/00m0$Build-3</meta:generator>
    <meta:document-statistic meta:table-count="2" meta:cell-count="135" meta:object-count="0"/>
  </office:meta>
</office:document-meta>
</file>